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56" style:family="table-cell" style:parent-style-name="Default">
      <style:table-cell-properties fo:background-color="#fcd4d1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67" style:family="table-cell" style:parent-style-name="Default">
      <style:table-cell-properties fo:background-color="#ffaa95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18" style:family="table-cell" style:parent-style-name="Default">
      <style:table-cell-properties fo:background-color="#afd095"/>
      <style:text-properties style:text-line-through-style="solid" style:text-line-through-type="singl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5ce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e0c2cd"/>
    </style:style>
    <style:style style:name="ce42" style:family="table-cell" style:parent-style-name="Default">
      <style:table-cell-properties fo:background-color="#ffffd7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01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54" office:value-type="float" office:value="1001" calcext:value-type="float">
            <text:p>100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2 / E51</text:p>
          </table:table-cell>
          <table:table-cell table:style-name="ce54" office:value-type="float" office:value="1002" calcext:value-type="float">
            <text:p>1002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string" calcext:value-type="string">
            <text:p>65?</text:p>
          </table:table-cell>
          <table:table-cell table:style-name="ce74"/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54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string" calcext:value-type="string">
            <text:p>65/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D53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7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<text:s/></text:p>
          </table:table-cell>
          <table:table-cell table:style-name="ce74"/>
          <table:table-cell table:style-name="ce74" office:value-type="float" office:value="1933" calcext:value-type="float">
            <text:p>1933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968"/>
        </table:table-row>
        <table:table-row table:style-name="ro1">
          <table:table-cell table:style-name="ce66" office:value-type="string" calcext:value-type="string">
            <text:p>EF13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<text:s/>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7" office:value-type="string" calcext:value-type="string">
            <text:p>EF18</text:p>
          </table:table-cell>
          <table:table-cell table:style-name="ce80" office:value-type="string" calcext:value-type="string">
            <text:p>subtype ef58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 table:number-columns-repeated="2"/>
          <table:table-cell table:style-name="ce74" office:value-type="string" calcext:value-type="string">
            <text:p>85/110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81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81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54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3"/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 kW</text:p>
          </table:table-cell>
          <table:table-cell table:style-name="ce74" office:value-type="string" calcext:value-type="string">
            <text:p>230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4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 table:number-columns-repeated="2"/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5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</text:p>
          </table:table-cell>
          <table:table-cell table:style-name="ce54" table:number-columns-repeated="2"/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66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maybe a refit</text:p>
          </table:table-cell>
          <table:table-cell table:style-name="ce54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61/62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shorten?</text:p>
          </table:table-cell>
          <table:table-cell table:style-name="ce54"/>
          <table:table-cell table:style-name="ce54" office:value-type="string" calcext:value-type="string">
            <text:p>1958/1974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18" office:value-type="string" calcext:value-type="string">
            <text:p>ED79</text:p>
          </table:table-cell>
          <table:table-cell table:style-name="ce67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 table:number-columns-repeated="5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 variants</text:p>
          </table:table-cell>
          <table:table-cell table:style-name="ce54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018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637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67"/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b54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637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637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1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6374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 table:number-columns-repeated="5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/>
          <table:table-cell table:style-name="ce5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KOKI Default (M250 trailer)</text:p>
          </table:table-cell>
          <table:table-cell table:style-name="ce54"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74"/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54"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20000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/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2-03T23:08:03.565555099</dc:date>
    <meta:editing-duration>P90DT16H59M32S</meta:editing-duration>
    <meta:editing-cycles>106</meta:editing-cycles>
    <meta:generator>LibreOffice/7.4.0.3$MacOSX_AARCH64 LibreOffice_project/f85e47c08ddd19c015c0114a68350214f7066f5a</meta:generator>
    <meta:document-statistic meta:table-count="4" meta:cell-count="1825" meta:object-count="0"/>
  </office:meta>
</office:document-meta>
</file>